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84cm" svg:height="14.35cm" svg:x="2.099cm" svg:y="5.631cm">
          <text:p/>
        </draw:rect>
        <draw:g>
          <draw:rect draw:style-name="gr2" draw:text-style-name="P3" draw:layer="layout" svg:width="3.175cm" svg:height="3.175cm" svg:x="13.316cm" svg:y="8.556cm">
            <text:p text:style-name="P2"><text:span text:style-name="T1">MEM1</text:span></text:p>
          </draw:rect>
          <draw:rect draw:style-name="gr3" draw:text-style-name="P1" draw:layer="layout" svg:width="0.381cm" svg:height="0.381cm" svg:x="13.145cm" svg:y="9.927cm">
            <text:p/>
          </draw:rect>
        </draw:g>
        <draw:polyline draw:style-name="gr4" draw:text-style-name="P1" draw:layer="layout" svg:width="4.851cm" svg:height="1.883cm" draw:transform="rotate (-1.12050137978015) translate (6.766cm 7.027cm)" svg:viewBox="0 0 4852 1884" draw:points="0,1016 491,0 4388,1883 4851,926">
          <text:p/>
        </draw:polyline>
        <draw:g>
          <draw:rect draw:style-name="gr2" draw:text-style-name="P3" draw:layer="layout" svg:width="3.175cm" svg:height="3.175cm" svg:x="2.482cm" svg:y="5.915cm">
            <text:p text:style-name="P2"><text:span text:style-name="T1">A</text:span></text:p>
          </draw:rect>
          <draw:rect draw:style-name="gr3" draw:text-style-name="P1" draw:layer="layout" svg:width="0.381cm" svg:height="0.381cm" svg:x="5.474cm" svg:y="7.285cm">
            <text:p/>
          </draw:rect>
          <draw:rect draw:style-name="gr2" draw:text-style-name="P3" draw:layer="layout" svg:width="3.175cm" svg:height="3.175cm" svg:x="2.483cm" svg:y="5.916cm">
            <text:p text:style-name="P2"><text:span text:style-name="T1">A</text:span></text:p>
          </draw:rect>
          <draw:rect draw:style-name="gr3" draw:text-style-name="P1" draw:layer="layout" svg:width="0.381cm" svg:height="0.381cm" svg:x="5.475cm" svg:y="7.286cm">
            <text:p/>
          </draw:rect>
          <draw:rect draw:style-name="gr2" draw:text-style-name="P3" draw:layer="layout" svg:width="3.175cm" svg:height="3.175cm" svg:x="2.483cm" svg:y="5.916cm">
            <text:p text:style-name="P2"><text:span text:style-name="T1">CPU1</text:span></text:p>
          </draw:rect>
          <draw:rect draw:style-name="gr3" draw:text-style-name="P1" draw:layer="layout" svg:width="0.381cm" svg:height="0.381cm" svg:x="5.475cm" svg:y="7.286cm">
            <text:p/>
          </draw:rect>
        </draw:g>
        <draw:g>
          <draw:rect draw:style-name="gr2" draw:text-style-name="P3" draw:layer="layout" svg:width="3.175cm" svg:height="3.175cm" svg:x="2.482cm" svg:y="9.452cm">
            <text:p text:style-name="P2"><text:span text:style-name="T1">A</text:span></text:p>
          </draw:rect>
          <draw:rect draw:style-name="gr3" draw:text-style-name="P1" draw:layer="layout" svg:width="0.381cm" svg:height="0.381cm" svg:x="5.474cm" svg:y="10.822cm">
            <text:p/>
          </draw:rect>
          <draw:rect draw:style-name="gr2" draw:text-style-name="P3" draw:layer="layout" svg:width="3.175cm" svg:height="3.175cm" svg:x="2.483cm" svg:y="9.453cm">
            <text:p text:style-name="P2"><text:span text:style-name="T1">A</text:span></text:p>
          </draw:rect>
          <draw:rect draw:style-name="gr3" draw:text-style-name="P1" draw:layer="layout" svg:width="0.381cm" svg:height="0.381cm" svg:x="5.475cm" svg:y="10.823cm">
            <text:p/>
          </draw:rect>
          <draw:rect draw:style-name="gr2" draw:text-style-name="P3" draw:layer="layout" svg:width="3.175cm" svg:height="3.175cm" svg:x="2.483cm" svg:y="9.453cm">
            <text:p text:style-name="P2"><text:span text:style-name="T1">CPU2</text:span></text:p>
          </draw:rect>
          <draw:rect draw:style-name="gr3" draw:text-style-name="P1" draw:layer="layout" svg:width="0.381cm" svg:height="0.381cm" svg:x="5.475cm" svg:y="10.823cm">
            <text:p/>
          </draw:rect>
        </draw:g>
        <draw:g>
          <draw:rect draw:style-name="gr2" draw:text-style-name="P3" draw:layer="layout" svg:width="3.175cm" svg:height="3.175cm" svg:x="2.482cm" svg:y="12.988cm">
            <text:p text:style-name="P2"><text:span text:style-name="T1">A</text:span></text:p>
          </draw:rect>
          <draw:rect draw:style-name="gr3" draw:text-style-name="P1" draw:layer="layout" svg:width="0.381cm" svg:height="0.381cm" svg:x="5.474cm" svg:y="14.358cm">
            <text:p/>
          </draw:rect>
          <draw:rect draw:style-name="gr2" draw:text-style-name="P3" draw:layer="layout" svg:width="3.175cm" svg:height="3.175cm" svg:x="2.483cm" svg:y="12.989cm">
            <text:p text:style-name="P2"><text:span text:style-name="T1">A</text:span></text:p>
          </draw:rect>
          <draw:rect draw:style-name="gr3" draw:text-style-name="P1" draw:layer="layout" svg:width="0.381cm" svg:height="0.381cm" svg:x="5.475cm" svg:y="14.359cm">
            <text:p/>
          </draw:rect>
          <draw:rect draw:style-name="gr2" draw:text-style-name="P3" draw:layer="layout" svg:width="3.175cm" svg:height="3.175cm" svg:x="2.483cm" svg:y="12.989cm">
            <text:p text:style-name="P2"><text:span text:style-name="T1">CPU3</text:span></text:p>
          </draw:rect>
          <draw:rect draw:style-name="gr3" draw:text-style-name="P1" draw:layer="layout" svg:width="0.381cm" svg:height="0.381cm" svg:x="5.475cm" svg:y="14.359cm">
            <text:p/>
          </draw:rect>
        </draw:g>
        <draw:g>
          <draw:rect draw:style-name="gr2" draw:text-style-name="P3" draw:layer="layout" svg:width="3.175cm" svg:height="3.175cm" svg:x="2.482cm" svg:y="16.473cm">
            <text:p text:style-name="P2"><text:span text:style-name="T1">A</text:span></text:p>
          </draw:rect>
          <draw:rect draw:style-name="gr3" draw:text-style-name="P1" draw:layer="layout" svg:width="0.381cm" svg:height="0.381cm" svg:x="5.474cm" svg:y="17.843cm">
            <text:p/>
          </draw:rect>
          <draw:rect draw:style-name="gr2" draw:text-style-name="P3" draw:layer="layout" svg:width="3.175cm" svg:height="3.175cm" svg:x="2.483cm" svg:y="16.474cm">
            <text:p text:style-name="P2"><text:span text:style-name="T1">A</text:span></text:p>
          </draw:rect>
          <draw:rect draw:style-name="gr3" draw:text-style-name="P1" draw:layer="layout" svg:width="0.381cm" svg:height="0.381cm" svg:x="5.475cm" svg:y="17.844cm">
            <text:p/>
          </draw:rect>
          <draw:rect draw:style-name="gr2" draw:text-style-name="P3" draw:layer="layout" svg:width="3.175cm" svg:height="3.175cm" svg:x="2.483cm" svg:y="16.474cm">
            <text:p text:style-name="P2"><text:span text:style-name="T1">CPU4</text:span></text:p>
          </draw:rect>
          <draw:rect draw:style-name="gr3" draw:text-style-name="P1" draw:layer="layout" svg:width="0.381cm" svg:height="0.381cm" svg:x="5.475cm" svg:y="17.844cm">
            <text:p/>
          </draw:rect>
        </draw:g>
        <draw:rect draw:style-name="gr2" draw:text-style-name="P3" draw:layer="layout" svg:width="3.175cm" svg:height="3.175cm" svg:x="8.24cm" svg:y="11.19cm">
          <text:p text:style-name="P2"><text:span text:style-name="T1">A</text:span></text:p>
        </draw:rect>
        <draw:rect draw:style-name="gr2" draw:text-style-name="P3" draw:layer="layout" svg:width="3.175cm" svg:height="3.175cm" svg:x="8.241cm" svg:y="11.191cm">
          <text:p text:style-name="P2"><text:span text:style-name="T1">A</text:span></text:p>
        </draw:rect>
        <draw:rect draw:style-name="gr2" draw:text-style-name="P3" draw:layer="layout" svg:width="3.175cm" svg:height="3.175cm" svg:x="8.241cm" svg:y="11.191cm">
          <text:p text:style-name="P2"><text:span text:style-name="T1">Router</text:span></text:p>
        </draw:rect>
        <draw:rect draw:style-name="gr3" draw:text-style-name="P1" draw:layer="layout" svg:width="0.381cm" svg:height="0.381cm" svg:x="11.233cm" svg:y="13.22cm">
          <text:p/>
        </draw:rect>
        <draw:rect draw:style-name="gr3" draw:text-style-name="P1" draw:layer="layout" svg:width="0.381cm" svg:height="0.381cm" svg:x="11.233cm" svg:y="11.883cm">
          <text:p/>
        </draw:rect>
        <draw:rect draw:style-name="gr3" draw:text-style-name="P1" draw:layer="layout" svg:width="0.381cm" svg:height="0.381cm" svg:x="8.031cm" svg:y="11.543cm">
          <text:p/>
        </draw:rect>
        <draw:rect draw:style-name="gr3" draw:text-style-name="P1" draw:layer="layout" svg:width="0.381cm" svg:height="0.381cm" svg:x="8.031cm" svg:y="12.266cm">
          <text:p/>
        </draw:rect>
        <draw:rect draw:style-name="gr3" draw:text-style-name="P1" draw:layer="layout" svg:width="0.381cm" svg:height="0.381cm" svg:x="8.031cm" svg:y="12.989cm">
          <text:p/>
        </draw:rect>
        <draw:rect draw:style-name="gr3" draw:text-style-name="P1" draw:layer="layout" svg:width="0.381cm" svg:height="0.381cm" svg:x="8.031cm" svg:y="13.66cm">
          <text:p/>
        </draw:rect>
        <draw:polyline draw:style-name="gr4" draw:text-style-name="P1" draw:layer="layout" svg:width="4.704cm" svg:height="1.984cm" draw:transform="rotate (1.0756464180039) translate (5.008cm 17.588cm)" svg:viewBox="0 0 4705 1985" draw:points="0,958 555,1984 4230,0 4704,877">
          <text:p/>
        </draw:polyline>
        <draw:polyline draw:style-name="gr4" draw:text-style-name="P1" draw:layer="layout" svg:width="2.551cm" svg:height="1.216cm" draw:transform="rotate (0.507716279405055) translate (5.412cm 13.739cm)" svg:viewBox="0 0 2552 1217" draw:points="0,942 493,1216 1169,0 2551,768">
          <text:p/>
        </draw:polyline>
        <draw:polyline draw:style-name="gr4" draw:text-style-name="P1" draw:layer="layout" svg:width="2.594cm" svg:height="1.14cm" draw:transform="rotate (-0.665144977934913) translate (6.092cm 10.723cm)" svg:viewBox="0 0 2595 1141" draw:points="0,360 459,0 1353,1140 2594,191">
          <text:p/>
        </draw:polyline>
        <draw:g>
          <draw:rect draw:style-name="gr2" draw:text-style-name="P3" draw:layer="layout" svg:width="3.175cm" svg:height="3.175cm" svg:x="13.222cm" svg:y="13.731cm">
            <text:p text:style-name="P2"><text:span text:style-name="T1">MEM2</text:span></text:p>
          </draw:rect>
          <draw:rect draw:style-name="gr3" draw:text-style-name="P1" draw:layer="layout" svg:width="0.381cm" svg:height="0.381cm" svg:x="13.051cm" svg:y="15.102cm">
            <text:p/>
          </draw:rect>
        </draw:g>
        <draw:polyline draw:style-name="gr4" draw:text-style-name="P1" draw:layer="layout" svg:width="2.367cm" svg:height="1.133cm" draw:transform="rotate (-0.932005820564796) translate (11.918cm 13.198cm)" svg:viewBox="0 0 2368 1134" draw:points="0,363 270,0 1795,1133 2367,363">
          <text:p/>
        </draw:polyline>
        <draw:polyline draw:style-name="gr4" draw:text-style-name="P1" draw:layer="layout" svg:width="2.456cm" svg:height="1.183cm" draw:transform="rotate (0.921708377978031) translate (10.991cm 11.581cm)" svg:viewBox="0 0 2457 1184" draw:points="0,824 272,1183 1831,0 2456,82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initial-creator>Gilles Mouchard</meta:initial-creator>
    <meta:creation-date>2006-11-10T14:59:54</meta:creation-date>
    <dc:date>2006-11-13T15:51:27</dc:date>
    <dc:language>fr-FR</dc:language>
    <meta:editing-cycles>4</meta:editing-cycles>
    <meta:editing-duration>PT2H32M1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